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7cm"/>
    </style:style>
    <style:style style:name="co3" style:family="table-column">
      <style:table-column-properties fo:break-before="auto" style:column-width="3.969cm"/>
    </style:style>
    <style:style style:name="co4" style:family="table-column">
      <style:table-column-properties fo:break-before="auto" style:column-width="4.606cm"/>
    </style:style>
    <style:style style:name="co5" style:family="table-column">
      <style:table-column-properties fo:break-before="auto" style:column-width="4.0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56cm" fo:break-before="auto" style:use-optimal-row-height="false"/>
    </style:style>
    <style:style style:name="ro3" style:family="table-row">
      <style:table-row-properties style:row-height="2.06cm" fo:break-before="auto" style:use-optimal-row-height="true"/>
    </style:style>
    <style:style style:name="ro4" style:family="table-row">
      <style:table-row-properties style:row-height="1.656cm" fo:break-before="auto" style:use-optimal-row-height="true"/>
    </style:style>
    <style:style style:name="ro5" style:family="table-row">
      <style:table-row-properties style:row-height="3.272cm" fo:break-before="auto" style:use-optimal-row-height="true"/>
    </style:style>
    <style:style style:name="ro6" style:family="table-row">
      <style:table-row-properties style:row-height="4.08cm" fo:break-before="auto" style:use-optimal-row-height="true"/>
    </style:style>
    <style:style style:name="ro7" style:family="table-row">
      <style:table-row-properties style:row-height="3.676cm" fo:break-before="auto" style:use-optimal-row-height="true"/>
    </style:style>
    <style:style style:name="ro8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>
      <style:table-cell-properties fo:wrap-option="wrap" style:vertical-align="top"/>
    </style:style>
    <style:style style:name="ce8" style:family="table-cell" style:parent-style-name="Default">
      <style:table-cell-properties style:vertical-align="top"/>
    </style:style>
    <style:style style:name="T1" style:family="text">
      <style:text-properties style:use-window-font-color="true" fo:font-size="10pt" style:letter-kerning="true" fo:language="en" fo:country="IN" style:language-asian="zh" style:country-asian="CN" style:language-complex="hi" style:country-complex="IN" style:font-name-complex="Lohit Devanagari1" style:font-size-asian="10pt" style:font-size-complex="10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st case ID</text:p>
          </table:table-cell>
          <table:table-cell office:value-type="string" calcext:value-type="string">
            <text:p>Test Scenario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 table:style-name="ce1" office:value-type="string" calcext:value-type="string">
            <text:p>TC_001</text:p>
          </table:table-cell>
          <table:table-cell table:style-name="ce1" office:value-type="string" calcext:value-type="string">
            <text:p>To Check user to login with valid credentials</text:p>
          </table:table-cell>
          <table:table-cell table:style-name="ce2" office:value-type="string" calcext:value-type="string">
            <text:p>1.Go to the URL</text:p>
            <text:p>2.EnterId</text:p>
            <text:p>3.Enter password</text:p>
            <text:p>4.Click on login button</text:p>
          </table:table-cell>
          <table:table-cell office:value-type="string" calcext:value-type="string">
            <text:p>URL :http:??54.166.244.85/</text:p>
            <text:p>email:admin</text:p>
            <text:p>password:admin</text:p>
            <text:p/>
          </table:table-cell>
          <table:table-cell table:style-name="ce1" office:value-type="string" calcext:value-type="string">
            <text:p>Homepage should be displayed</text:p>
          </table:table-cell>
          <table:table-cell table:style-name="ce1" office:value-type="string" calcext:value-type="string">
            <text:p>Home page should be display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01</text:p>
          </table:table-cell>
          <table:table-cell table:style-name="ce1" office:value-type="string" calcext:value-type="string">
            <text:p>Ensuring register user should be logged out </text:p>
          </table:table-cell>
          <table:table-cell table:style-name="ce2" office:value-type="string" calcext:value-type="string">
            <text:p>1.Go to the URL</text:p>
            <text:p>2.EnterId</text:p>
            <text:p>3.Enter password</text:p>
            <text:p>4.Click on login button</text:p>
            <text:p>5.Click logout button</text:p>
          </table:table-cell>
          <table:table-cell table:style-name="ce2" office:value-type="string" calcext:value-type="string">
            <text:p><text:span text:style-name="T2">URL :http:??54.166.244.85/</text:span></text:p>
            <text:p><text:span text:style-name="T2">email:admin</text:span></text:p>
            <text:p><text:span text:style-name="T2">password:admin</text:span></text:p>
            <text:p/>
          </table:table-cell>
          <table:table-cell table:style-name="ce1" office:value-type="string" calcext:value-type="string">
            <text:p>Again login page should be displayed</text:p>
          </table:table-cell>
          <table:table-cell table:style-name="ce1" office:value-type="string" calcext:value-type="string">
            <text:p><text:s/>login page should be displayed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01</text:p>
          </table:table-cell>
          <table:table-cell table:style-name="ce1" office:value-type="string" calcext:value-type="string">
            <text:p>To Check user to login with Invalid credentials</text:p>
          </table:table-cell>
          <table:table-cell table:style-name="ce2" office:value-type="string" calcext:value-type="string">
            <text:p>1.Go to the URL</text:p>
            <text:p>2.EnterId</text:p>
            <text:p>3.Enter password</text:p>
            <text:p>4.Click on login button</text:p>
          </table:table-cell>
          <table:table-cell table:style-name="ce2" office:value-type="string" calcext:value-type="string">
            <text:p><text:span text:style-name="T2">URL :http:??54.166.244.85/</text:span></text:p>
            <text:p><text:span text:style-name="T2">email:admin</text:span></text:p>
            <text:p><text:span text:style-name="T2">password:admin</text:span></text:p>
            <text:p/>
          </table:table-cell>
          <table:table-cell table:number-columns-repeated="2" office:value-type="string" calcext:value-type="string">
            <text:p>Login Failed</text:p>
          </table:table-cell>
          <table:table-cell office:value-type="string" calcext:value-type="string">
            <text:p>pass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DAY2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 case ID</text:p>
          </table:table-cell>
          <table:table-cell office:value-type="string" calcext:value-type="string">
            <text:p>Test Scenario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Status</text:p>
          </table:table-cell>
        </table:table-row>
        <table:table-row table:style-name="ro5">
          <table:table-cell office:value-type="string" calcext:value-type="string">
            <text:p>TC_001</text:p>
          </table:table-cell>
          <table:table-cell table:style-name="ce4" office:value-type="string" calcext:value-type="string">
            <text:p>To Ensure that if the user enter the valid gmail accountid and clicking next button will redirect to page where we have to enter the password.</text:p>
          </table:table-cell>
          <table:table-cell table:style-name="ce6" office:value-type="string" calcext:value-type="string">
            <text:p>1.Go to the URL</text:p>
            <text:p>2.EntergmailId</text:p>
            <text:p>3.Click next button</text:p>
          </table:table-cell>
          <table:table-cell table:style-name="ce7" office:value-type="string" calcext:value-type="string">
            <text:p>URL:<text:a xlink:href="https://accounts.google.com/InteractiveLogin/identifier?continue=https%3A%2F%2Fmail.google.com%2Fmail%2Fu%2F0%2F&amp;emr=1&amp;followup=https%3A%2F%2Fmail.google.com%2Fmail%2Fu%2F0%2F&amp;osid=1&amp;passive=1209600&amp;service=mail&amp;ifkv=AQMjQ7TUro2bqlJBnAkmi3ykL9USgaQChAA7l006rHul94WzIdZ-WF_FDprs1UMxOGWBnfLa0QoR&amp;flowName=GlifWebSignIn&amp;flowEntry=ServiceLogin" xlink:type="simple">https://accounts.google.com/InteractiveLogin/identifier?continue=https%3A%2F%2Fmail.google.com%2Fmail%2Fu%2F0%2F&amp;emr=1&amp;followup=https%3A%2F%2Fmail.google.com%2Fmail%2Fu%2F0%2F&amp;osid=1&amp;passive=1209600&amp;service=mail&amp;ifkv=AQMjQ7TUro2bqlJBnAkmi3ykL9USgaQChAA7l006rHul94WzIdZ-WF_FDprs1UMxOGWBnfLa0QoR&amp;flowName=GlifWebSignIn&amp;flowEntry=ServiceLogin</text:a></text:p>
            <text:p>GMAIL:<text:a xlink:href="mailto:727721euit141@skcet.ac.in" xlink:type="simple">727721euit141@skcet.ac.in</text:a></text:p>
          </table:table-cell>
          <table:table-cell table:style-name="ce7" office:value-type="string" calcext:value-type="string">
            <text:p>Redirect to Password Page</text:p>
          </table:table-cell>
          <table:table-cell table:style-name="ce7" office:value-type="string" calcext:value-type="string">
            <text:p>Redirect to Password Page </text:p>
          </table:table-cell>
          <table:table-cell table:style-name="ce8"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002</text:p>
          </table:table-cell>
          <table:table-cell table:style-name="ce1" office:value-type="string" calcext:value-type="string">
            <text:p>To Esure that If the user enter the valid password for the patricular account  and clicking next button,</text:p>
            <text:p>it will redirect to gmail.</text:p>
          </table:table-cell>
          <table:table-cell table:style-name="ce6" office:value-type="string" calcext:value-type="string">
            <text:p>1.Go to the URL</text:p>
            <text:p>2.EntergmailId</text:p>
            <text:p>3.Click next button</text:p>
            <text:p>4.Enter password</text:p>
            <text:p>5.Click next button</text:p>
          </table:table-cell>
          <table:table-cell table:style-name="ce7" office:value-type="string" calcext:value-type="string">
            <text:p>URL:<text:a xlink:href="https://accounts.google.com/InteractiveLogin/identifier?continue=https%3A%2F%2Fmail.google.com%2Fmail%2Fu%2F0%2F&amp;emr=1&amp;followup=https%3A%2F%2Fmail.google.com%2Fmail%2Fu%2F0%2F&amp;osid=1&amp;passive=1209600&amp;service=mail&amp;ifkv=AQMjQ7TUro2bqlJBnAkmi3ykL9USgaQChAA7l006rHul94WzIdZ-WF_FDprs1UMxOGWBnfLa0QoR&amp;flowName=GlifWebSignIn&amp;flowEntry=ServiceLogin" xlink:type="simple">https://accounts.google.com/InteractiveLogin/identifier?continue=https%3A%2F%2Fmail.google.com%2Fmail%2Fu%2F0%2F&amp;emr=1&amp;followup=https%3A%2F%2Fmail.google.com%2Fmail%2Fu%2F0%2F&amp;osid=1&amp;passive=1209600&amp;service=mail&amp;ifkv=AQMjQ7TUro2bqlJBnAkmi3ykL9USgaQChAA7l006rHul94WzIdZ-WF_FDprs1UMxOGWBnfLa0QoR&amp;flowName=GlifWebSignIn&amp;flowEntry=ServiceLogin</text:a></text:p>
            <text:p>GMAIL:<text:a xlink:href="mailto:727721euit141@skcet.ac.in" xlink:type="simple">727721euit141@skcet.ac.in</text:a></text:p>
            <text:p>PASSWORD:skcet12345</text:p>
          </table:table-cell>
          <table:table-cell table:style-name="ce7" office:value-type="string" calcext:value-type="string">
            <text:p>Redirect to Gmail</text:p>
          </table:table-cell>
          <table:table-cell table:style-name="ce7" office:value-type="string" calcext:value-type="string">
            <text:p>Redirect to Password Page</text:p>
          </table:table-cell>
          <table:table-cell table:style-name="ce8"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TC_003</text:p>
          </table:table-cell>
          <table:table-cell table:style-name="ce1" office:value-type="string" calcext:value-type="string">
            <text:p>To ensure that <text:span text:style-name="T1">Incase the user enters an invalid gmailId and clicking next button it will show couldn’t find your Google Account and the text box is higligted by red colour.</text:span></text:p>
          </table:table-cell>
          <table:table-cell table:style-name="ce6" office:value-type="string" calcext:value-type="string">
            <text:p>1.Go to the URL</text:p>
            <text:p>2.EntergmailId</text:p>
            <text:p>3.Click next button</text:p>
          </table:table-cell>
          <table:table-cell table:style-name="ce7" office:value-type="string" calcext:value-type="string">
            <text:p>URL:<text:a xlink:href="https://accounts.google.com/InteractiveLogin/identifier?continue=https%3A%2F%2Fmail.google.com%2Fmail%2Fu%2F0%2F&amp;emr=1&amp;followup=https%3A%2F%2Fmail.google.com%2Fmail%2Fu%2F0%2F&amp;osid=1&amp;passive=1209600&amp;service=mail&amp;ifkv=AQMjQ7TUro2bqlJBnAkmi3ykL9USgaQChAA7l006rHul94WzIdZ-WF_FDprs1UMxOGWBnfLa0QoR&amp;flowName=GlifWebSignIn&amp;flowEntry=ServiceLogin" xlink:type="simple">https://accounts.google.com/InteractiveLogin/identifier?continue=https%3A%2F%2Fmail.google.com%2Fmail%2Fu%2F0%2F&amp;emr=1&amp;followup=https%3A%2F%2Fmail.google.com%2Fmail%2Fu%2F0%2F&amp;osid=1&amp;passive=1209600&amp;service=mail&amp;ifkv=AQMjQ7TUro2bqlJBnAkmi3ykL9USgaQChAA7l006rHul94WzIdZ-WF_FDprs1UMxOGWBnfLa0QoR&amp;flowName=GlifWebSignIn&amp;flowEntry=ServiceLogin</text:a></text:p>
            <text:p>GMAIL:<text:a xlink:href="mailto:1it@skcet.ac.in" xlink:type="simple">1it@skcet.ac.in</text:a></text:p>
          </table:table-cell>
          <table:table-cell table:style-name="ce7" office:value-type="string" calcext:value-type="string">
            <text:p>Show could not find</text:p>
            <text:p>Account</text:p>
          </table:table-cell>
          <table:table-cell table:style-name="ce7" office:value-type="string" calcext:value-type="string">
            <text:p>Show could not find</text:p>
            <text:p>Account</text:p>
          </table:table-cell>
          <table:table-cell table:style-name="ce8"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TC_004</text:p>
          </table:table-cell>
          <table:table-cell table:style-name="ce4" office:value-type="string" calcext:value-type="string">
            <text:p>To Ensure that Incase the user enters an invalid password and clicking next button it will show Password is incorrect and the text box is higligted by red colour.</text:p>
          </table:table-cell>
          <table:table-cell table:style-name="ce6" office:value-type="string" calcext:value-type="string">
            <text:p>1.Go to the URL</text:p>
            <text:p>2.EntergmailId</text:p>
            <text:p>3.Click next button</text:p>
            <text:p>4.Enter password</text:p>
            <text:p>5.Click next button</text:p>
          </table:table-cell>
          <table:table-cell table:style-name="ce7" office:value-type="string" calcext:value-type="string">
            <text:p>URL:<text:a xlink:href="https://accounts.google.com/InteractiveLogin/identifier?continue=https%3A%2F%2Fmail.google.com%2Fmail%2Fu%2F0%2F&amp;emr=1&amp;followup=https%3A%2F%2Fmail.google.com%2Fmail%2Fu%2F0%2F&amp;osid=1&amp;passive=1209600&amp;service=mail&amp;ifkv=AQMjQ7TUro2bqlJBnAkmi3ykL9USgaQChAA7l006rHul94WzIdZ-WF_FDprs1UMxOGWBnfLa0QoR&amp;flowName=GlifWebSignIn&amp;flowEntry=ServiceLogin" xlink:type="simple">https://accounts.google.com/InteractiveLogin/identifier?continue=https%3A%2F%2Fmail.google.com%2Fmail%2Fu%2F0%2F&amp;emr=1&amp;followup=https%3A%2F%2Fmail.google.com%2Fmail%2Fu%2F0%2F&amp;osid=1&amp;passive=1209600&amp;service=mail&amp;ifkv=AQMjQ7TUro2bqlJBnAkmi3ykL9USgaQChAA7l006rHul94WzIdZ-WF_FDprs1UMxOGWBnfLa0QoR&amp;flowName=GlifWebSignIn&amp;flowEntry=ServiceLogin</text:a></text:p>
            <text:p>GMAIL:<text:a xlink:href="mailto:727721euit141@skcet.ac.in" xlink:type="simple">727721euit141@skcet.ac.in</text:a></text:p>
            <text:p>PASSWORD:skcet</text:p>
          </table:table-cell>
          <table:table-cell table:style-name="ce7" office:value-type="string" calcext:value-type="string">
            <text:p>Show enter correct </text:p>
            <text:p>Password</text:p>
          </table:table-cell>
          <table:table-cell table:style-name="ce7" office:value-type="string" calcext:value-type="string">
            <text:p>Show enter correct </text:p>
            <text:p>Password</text:p>
          </table:table-cell>
          <table:table-cell table:style-name="ce8" office:value-type="string" calcext:value-type="string">
            <text:p>pass</text:p>
          </table:table-cell>
        </table:table-row>
        <table:table-row table:style-name="ro7">
          <table:table-cell office:value-type="string" calcext:value-type="string">
            <text:p>TC_005</text:p>
          </table:table-cell>
          <table:table-cell table:style-name="ce1" office:value-type="string" calcext:value-type="string">
            <text:p>To Ensure that Incase the user does not enter any values in the textbox and clicking the next ,It will show,”enter the email or phone number”.</text:p>
          </table:table-cell>
          <table:table-cell table:style-name="ce6" office:value-type="string" calcext:value-type="string">
            <text:p>1.Go to the URL</text:p>
            <text:p>2.Click next button</text:p>
          </table:table-cell>
          <table:table-cell table:style-name="ce7" office:value-type="string" calcext:value-type="string">
            <text:p>URL:<text:a xlink:href="https://accounts.google.com/InteractiveLogin/identifier?continue=https%3A%2F%2Fmail.google.com%2Fmail%2Fu%2F0%2F&amp;emr=1&amp;followup=https%3A%2F%2Fmail.google.com%2Fmail%2Fu%2F0%2F&amp;osid=1&amp;passive=1209600&amp;service=mail&amp;ifkv=AQMjQ7TUro2bqlJBnAkmi3ykL9USgaQChAA7l006rHul94WzIdZ-WF_FDprs1UMxOGWBnfLa0QoR&amp;flowName=GlifWebSignIn&amp;flowEntry=ServiceLogin" xlink:type="simple">https://accounts.google.com/InteractiveLogin/identifier?continue=https%3A%2F%2Fmail.google.com%2Fmail%2Fu%2F0%2F&amp;emr=1&amp;followup=https%3A%2F%2Fmail.google.com%2Fmail%2Fu%2F0%2F&amp;osid=1&amp;passive=1209600&amp;service=mail&amp;ifkv=AQMjQ7TUro2bqlJBnAkmi3ykL9USgaQChAA7l006rHul94WzIdZ-WF_FDprs1UMxOGWBnfLa0QoR&amp;flowName=GlifWebSignIn&amp;flowEntry=ServiceLogin</text:a></text:p>
            <text:p>GMAIL:<text:a xlink:href="mailto:727721euit141@skcet.ac.in" xlink:type="simple">727721euit141@skcet.ac.in</text:a></text:p>
            <text:p>PASSWORD:skcet</text:p>
          </table:table-cell>
          <table:table-cell table:number-columns-repeated="2" table:style-name="ce7" office:value-type="string" calcext:value-type="string">
            <text:p>Show Enter email account</text:p>
          </table:table-cell>
          <table:table-cell table:style-name="ce8"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006</text:p>
          </table:table-cell>
          <table:table-cell table:style-name="ce1" office:value-type="string" calcext:value-type="string">
            <text:p>To Ensure that Incase the user forgot any gmail account ,by clicking the forgot email? Link ,it will </text:p>
            <text:p>redirect to recovery page.</text:p>
          </table:table-cell>
          <table:table-cell table:style-name="ce6" office:value-type="string" calcext:value-type="string">
            <text:p>1.Go to the URL</text:p>
            <text:p>2.Click forgot Link</text:p>
          </table:table-cell>
          <table:table-cell table:style-name="ce7" office:value-type="string" calcext:value-type="string">
            <text:p>URL:<text:a xlink:href="https://accounts.google.com/InteractiveLogin/identifier?continue=https%3A%2F%2Fmail.google.com%2Fmail%2Fu%2F0%2F&amp;emr=1&amp;followup=https%3A%2F%2Fmail.google.com%2Fmail%2Fu%2F0%2F&amp;osid=1&amp;passive=1209600&amp;service=mail&amp;ifkv=AQMjQ7TUro2bqlJBnAkmi3ykL9USgaQChAA7l006rHul94WzIdZ-WF_FDprs1UMxOGWBnfLa0QoR&amp;flowName=GlifWebSignIn&amp;flowEntry=ServiceLogin" xlink:type="simple">https://accounts.google.com/InteractiveLogin/identifier?continue=https%3A%2F%2Fmail.google.com%2Fmail%2Fu%2F0%2F&amp;emr=1&amp;followup=https%3A%2F%2Fmail.google.com%2Fmail%2Fu%2F0%2F&amp;osid=1&amp;passive=1209600&amp;service=mail&amp;ifkv=AQMjQ7TUro2bqlJBnAkmi3ykL9USgaQChAA7l006rHul94WzIdZ-WF_FDprs1UMxOGWBnfLa0QoR&amp;flowName=GlifWebSignIn&amp;flowEntry=ServiceLogin</text:a></text:p>
            <text:p>GMAIL:<text:a xlink:href="mailto:727721euit141@skcet.ac.in" xlink:type="simple">727721euit141@skcet.ac.in</text:a></text:p>
            <text:p>PASSWORD:skcet</text:p>
          </table:table-cell>
          <table:table-cell table:number-columns-repeated="2" table:style-name="ce7" office:value-type="string" calcext:value-type="string">
            <text:p>Redirect to Password Page</text:p>
          </table:table-cell>
          <table:table-cell table:style-name="ce8"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TC_007</text:p>
          </table:table-cell>
          <table:table-cell table:style-name="ce4" office:value-type="string" calcext:value-type="string">
            <text:p>To Ensure that In case the A forgot the password of the particular gmail account by clicking the forgot password? Link ,it will redirect to account recovery page.</text:p>
          </table:table-cell>
          <table:table-cell table:style-name="ce11" office:value-type="string" calcext:value-type="string">
            <text:p>1.Go to the URL</text:p>
            <text:p>2.EntergmailId</text:p>
            <text:p>3.Click next button</text:p>
            <text:p>4.Click forgot password</text:p>
            <text:p>link</text:p>
          </table:table-cell>
          <table:table-cell table:style-name="ce7" office:value-type="string" calcext:value-type="string">
            <text:p>URL:<text:a xlink:href="https://accounts.google.com/InteractiveLogin/identifier?continue=https%3A%2F%2Fmail.google.com%2Fmail%2Fu%2F0%2F&amp;emr=1&amp;followup=https%3A%2F%2Fmail.google.com%2Fmail%2Fu%2F0%2F&amp;osid=1&amp;passive=1209600&amp;service=mail&amp;ifkv=AQMjQ7TUro2bqlJBnAkmi3ykL9USgaQChAA7l006rHul94WzIdZ-WF_FDprs1UMxOGWBnfLa0QoR&amp;flowName=GlifWebSignIn&amp;flowEntry=ServiceLogin" xlink:type="simple">https://accounts.google.com/InteractiveLogin/identifier?continue=https%3A%2F%2Fmail.google.com%2Fmail%2Fu%2F0%2F&amp;emr=1&amp;followup=https%3A%2F%2Fmail.google.com%2Fmail%2Fu%2F0%2F&amp;osid=1&amp;passive=1209600&amp;service=mail&amp;ifkv=AQMjQ7TUro2bqlJBnAkmi3ykL9USgaQChAA7l006rHul94WzIdZ-WF_FDprs1UMxOGWBnfLa0QoR&amp;flowName=GlifWebSignIn&amp;flowEntry=ServiceLogin</text:a></text:p>
            <text:p>GMAIL:<text:a xlink:href="mailto:727721euit141@skcet.ac.in" xlink:type="simple">727721euit141@skcet.ac.in</text:a></text:p>
            <text:p>PASSWORD:skcet</text:p>
          </table:table-cell>
          <table:table-cell table:number-columns-repeated="2" table:style-name="ce7" office:value-type="string" calcext:value-type="string">
            <text:p>Redirect to recovery Password Page</text:p>
          </table:table-cell>
          <table:table-cell table:style-name="ce8"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008</text:p>
          </table:table-cell>
          <table:table-cell table:style-name="ce4" office:value-type="string" calcext:value-type="string">
            <text:p>To Ensure that Incase the user could not have any gmail account ,by Clicking the create account link ,it will redirect to sign up page.</text:p>
          </table:table-cell>
          <table:table-cell table:style-name="ce6" office:value-type="string" calcext:value-type="string">
            <text:p>1.Go to the URL</text:p>
            <text:p>2.Click create account</text:p>
            <text:p> Link</text:p>
          </table:table-cell>
          <table:table-cell table:style-name="ce7" office:value-type="string" calcext:value-type="string">
            <text:p>URL:<text:a xlink:href="https://accounts.google.com/InteractiveLogin/identifier?continue=https%3A%2F%2Fmail.google.com%2Fmail%2Fu%2F0%2F&amp;emr=1&amp;followup=https%3A%2F%2Fmail.google.com%2Fmail%2Fu%2F0%2F&amp;osid=1&amp;passive=1209600&amp;service=mail&amp;ifkv=AQMjQ7TUro2bqlJBnAkmi3ykL9USgaQChAA7l006rHul94WzIdZ-WF_FDprs1UMxOGWBnfLa0QoR&amp;flowName=GlifWebSignIn&amp;flowEntry=ServiceLogin" xlink:type="simple">https://accounts.google.com/InteractiveLogin/identifier?continue=https%3A%2F%2Fmail.google.com%2Fmail%2Fu%2F0%2F&amp;emr=1&amp;followup=https%3A%2F%2Fmail.google.com%2Fmail%2Fu%2F0%2F&amp;osid=1&amp;passive=1209600&amp;service=mail&amp;ifkv=AQMjQ7TUro2bqlJBnAkmi3ykL9USgaQChAA7l006rHul94WzIdZ-WF_FDprs1UMxOGWBnfLa0QoR&amp;flowName=GlifWebSignIn&amp;flowEntry=ServiceLogin</text:a></text:p>
            <text:p>GMAIL:<text:a xlink:href="mailto:727721euit141@skcet.ac.in" xlink:type="simple">727721euit141@skcet.ac.in</text:a></text:p>
            <text:p>PASSWORD:skcet</text:p>
          </table:table-cell>
          <table:table-cell table:number-columns-repeated="2" table:style-name="ce7" office:value-type="string" calcext:value-type="string">
            <text:p>Redirect to Signup Page</text:p>
          </table:table-cell>
          <table:table-cell table:style-name="ce8" office:value-type="string" calcext:value-type="string">
            <text:p>pass</text:p>
          </table:table-cell>
        </table:table-row>
        <table:table-row table:style-name="ro8">
          <table:table-cell office:value-type="string" calcext:value-type="string">
            <text:p>TC_009</text:p>
          </table:table-cell>
          <table:table-cell table:style-name="ce4" office:value-type="string" calcext:value-type="string">
            <text:p>To Ensure that Incase the user clicks the learn more link it will redirect to support page.</text:p>
          </table:table-cell>
          <table:table-cell table:style-name="ce6" office:value-type="string" calcext:value-type="string">
            <text:p>1.Go to the URL</text:p>
            <text:p>2.Click LearnMore</text:p>
            <text:p> Link</text:p>
          </table:table-cell>
          <table:table-cell table:style-name="ce7" office:value-type="string" calcext:value-type="string">
            <text:p>URL:<text:a xlink:href="https://accounts.google.com/InteractiveLogin/identifier?continue=https%3A%2F%2Fmail.google.com%2Fmail%2Fu%2F0%2F&amp;emr=1&amp;followup=https%3A%2F%2Fmail.google.com%2Fmail%2Fu%2F0%2F&amp;osid=1&amp;passive=1209600&amp;service=mail&amp;ifkv=AQMjQ7TUro2bqlJBnAkmi3ykL9USgaQChAA7l006rHul94WzIdZ-WF_FDprs1UMxOGWBnfLa0QoR&amp;flowName=GlifWebSignIn&amp;flowEntry=ServiceLogin" xlink:type="simple">https://accounts.google.com/InteractiveLogin/identifier?continue=https%3A%2F%2Fmail.google.com%2Fmail%2Fu%2F0%2F&amp;emr=1&amp;followup=https%3A%2F%2Fmail.google.com%2Fmail%2Fu%2F0%2F&amp;osid=1&amp;passive=1209600&amp;service=mail&amp;ifkv=AQMjQ7TUro2bqlJBnAkmi3ykL9USgaQChAA7l006rHul94WzIdZ-WF_FDprs1UMxOGWBnfLa0QoR&amp;flowName=GlifWebSignIn&amp;flowEntry=ServiceLogin</text:a></text:p>
            <text:p>GMAIL:<text:a xlink:href="mailto:727721euit141@skcet.ac.in" xlink:type="simple">727721euit141@skcet.ac.in</text:a></text:p>
            <text:p>PASSWORD:skcet</text:p>
          </table:table-cell>
          <table:table-cell table:number-columns-repeated="2" table:style-name="ce7" office:value-type="string" calcext:value-type="string">
            <text:p>Redirect to learn more Page</text:p>
          </table:table-cell>
          <table:table-cell table:style-name="ce8"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2:19:11.610475966</meta:creation-date>
    <dc:date>2023-04-05T15:21:53.828280098</dc:date>
    <meta:editing-duration>PT39M30S</meta:editing-duration>
    <meta:editing-cycles>4</meta:editing-cycles>
    <meta:generator>LibreOffice/7.3.7.2$Linux_X86_64 LibreOffice_project/30$Build-2</meta:generator>
    <meta:document-statistic meta:table-count="1" meta:cell-count="99" meta:object-count="0"/>
  </office:meta>
</office:document-meta>
</file>